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2" style:family="table">
      <style:table-properties style:width="16.595cm" fo:margin-left="-0.199cm" fo:margin-top="0cm" fo:margin-bottom="0cm" table:align="left" style:writing-mode="lr-tb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13.1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6.859cm" fo:margin-left="-0.215cm" fo:margin-top="0cm" fo:margin-bottom="0cm" fo:break-before="page" table:align="left" style:writing-mode="lr-tb"/>
    </style:style>
    <style:style style:name="Table3.A" style:family="table-column">
      <style:table-column-properties style:column-width="3.522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3.334cm"/>
    </style:style>
    <style:style style:name="Table3.D" style:family="table-column">
      <style:table-column-properties style:column-width="5.7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3.B2" style:family="table-cell">
      <style:table-cell-properties fo:padding-left="0.215cm" fo:padding-right="0.191cm" fo:padding-top="0cm" fo:padding-bottom="0cm" fo:border="0.75pt solid #00000a"/>
    </style:style>
    <style:style style:name="Table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3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3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paragraph-rsid="003b59d2"/>
    </style:style>
    <style:style style:name="P7" style:family="paragraph" style:parent-style-name="Standard">
      <style:paragraph-properties fo:line-height="0.423cm"/>
    </style:style>
    <style:style style:name="P8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10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3793f" officeooo:paragraph-rsid="0023793f" style:font-size-asian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9d2" officeooo:paragraph-rsid="003b59d2" style:font-size-asian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3793f" officeooo:paragraph-rsid="0023793f" style:font-size-asian="10pt" style:font-weight-asian="bold" style:font-weight-complex="bold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normal" officeooo:rsid="0025420d" officeooo:paragraph-rsid="003652df" style:font-size-asian="10pt" style:font-weight-asian="normal" style:font-weight-complex="normal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>
      <style:text-properties fo:font-weight="bold" officeooo:paragraph-rsid="003b59d2" style:font-weight-asian="bold"/>
    </style:style>
    <style:style style:name="P23" style:family="paragraph" style:parent-style-name="Standard">
      <style:text-properties fo:font-weight="bold" officeooo:rsid="0025420d" officeooo:paragraph-rsid="003b59d2" fo:background-color="#ffff00" style:font-weight-asian="bold"/>
    </style:style>
    <style:style style:name="P24" style:family="paragraph" style:parent-style-name="Standard">
      <style:paragraph-properties fo:text-align="end" style:justify-single-word="false"/>
      <style:text-properties officeooo:rsid="0026be70" officeooo:paragraph-rsid="003b59d2"/>
    </style:style>
    <style:style style:name="P25" style:family="paragraph" style:parent-style-name="Standard">
      <style:text-properties officeooo:rsid="0028e40b" officeooo:paragraph-rsid="003b59d2"/>
    </style:style>
    <style:style style:name="P26" style:family="paragraph" style:parent-style-name="Standard">
      <style:paragraph-properties fo:line-height="0.423cm"/>
      <style:text-properties officeooo:rsid="002a14bb" officeooo:paragraph-rsid="003b59d2"/>
    </style:style>
    <style:style style:name="P27" style:family="paragraph" style:parent-style-name="Standard">
      <style:text-properties officeooo:paragraph-rsid="001f71c1"/>
    </style:style>
    <style:style style:name="P28" style:family="paragraph" style:parent-style-name="Standard">
      <style:text-properties officeooo:rsid="002b945f" officeooo:paragraph-rsid="003b59d2"/>
    </style:style>
    <style:style style:name="P29" style:family="paragraph" style:parent-style-name="Standard">
      <style:paragraph-properties fo:text-align="end" style:justify-single-word="false"/>
      <style:text-properties officeooo:rsid="002c2b50" officeooo:paragraph-rsid="003b59d2"/>
    </style:style>
    <style:style style:name="P30" style:family="paragraph" style:parent-style-name="Standard">
      <style:text-properties officeooo:paragraph-rsid="003b59d2"/>
    </style:style>
    <style:style style:name="P31" style:family="paragraph" style:parent-style-name="Standard">
      <style:text-properties officeooo:rsid="003b59d2" officeooo:paragraph-rsid="003b59d2"/>
    </style:style>
    <style:style style:name="P32" style:family="paragraph" style:parent-style-name="Standard">
      <style:paragraph-properties fo:line-height="0.423cm"/>
      <style:text-properties officeooo:rsid="003b59d2" officeooo:paragraph-rsid="003b59d2"/>
    </style:style>
    <style:style style:name="P33" style:family="paragraph" style:parent-style-name="Standard">
      <style:paragraph-properties fo:text-align="end" style:justify-single-word="false"/>
      <style:text-properties officeooo:rsid="003b59d2" officeooo:paragraph-rsid="003b59d2"/>
    </style:style>
    <style:style style:name="P34" style:family="paragraph" style:parent-style-name="Standard">
      <style:paragraph-properties fo:text-align="end" style:justify-single-word="false"/>
      <style:text-properties officeooo:rsid="0025420d" officeooo:paragraph-rsid="003b59d2" fo:background-color="#ffff00"/>
    </style:style>
    <style:style style:name="P35" style:family="paragraph" style:parent-style-name="Standard">
      <style:text-properties officeooo:rsid="0025420d" officeooo:paragraph-rsid="003b59d2" fo:background-color="#ffff00"/>
    </style:style>
    <style:style style:name="P36" style:family="paragraph" style:parent-style-name="Standard">
      <style:paragraph-properties fo:text-align="end" style:justify-single-word="false" fo:keep-together="always" fo:keep-with-next="always"/>
    </style:style>
    <style:style style:name="P37" style:family="paragraph" style:parent-style-name="Standard">
      <style:paragraph-properties fo:keep-together="always" fo:keep-with-next="always"/>
    </style:style>
    <style:style style:name="P38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P39" style:family="paragraph" style:parent-style-name="Title">
      <style:text-properties style:font-name="Calibri3" fo:font-weight="bold" officeooo:rsid="001daa6f" officeooo:paragraph-rsid="001daa6f" style:font-weight-asian="bold" style:font-weight-complex="bold"/>
    </style:style>
    <style:style style:name="P40" style:family="paragraph" style:parent-style-name="Title">
      <style:text-properties officeooo:rsid="001daa6f" officeooo:paragraph-rsid="001daa6f"/>
    </style:style>
    <style:style style:name="P41" style:family="paragraph" style:parent-style-name="ByLine">
      <style:text-properties officeooo:rsid="002bb753" officeooo:paragraph-rsid="001daa6f"/>
    </style:style>
    <style:style style:name="P42" style:family="paragraph" style:parent-style-name="ByLine">
      <style:text-properties officeooo:rsid="000eeb11" officeooo:paragraph-rsid="001daa6f"/>
    </style:style>
    <style:style style:name="P43" style:family="paragraph" style:parent-style-name="Table_20_Text">
      <style:text-properties officeooo:rsid="001f71c1" officeooo:paragraph-rsid="001f71c1"/>
    </style:style>
    <style:style style:name="P44" style:family="paragraph" style:parent-style-name="Table_20_Head">
      <style:text-properties officeooo:rsid="001f71c1" officeooo:paragraph-rsid="001f71c1"/>
    </style:style>
    <style:style style:name="P45" style:family="paragraph" style:parent-style-name="Calibri">
      <style:text-properties style:font-name="Calibri3" officeooo:paragraph-rsid="001daa6f"/>
    </style:style>
    <style:style style:name="P46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3b59d2" officeooo:paragraph-rsid="003b59d2"/>
    </style:style>
    <style:style style:name="P48" style:family="paragraph" style:parent-style-name="Standard">
      <style:paragraph-properties fo:margin-left="1.238cm" fo:margin-right="0cm" fo:text-indent="-1.238cm" style:auto-text-indent="false"/>
      <style:text-properties fo:color="#000000" fo:font-style="normal" officeooo:rsid="003b59d2" officeooo:paragraph-rsid="003b59d2" style:font-style-asian="normal" style:font-style-complex="normal"/>
    </style:style>
    <style:style style:name="P49" style:family="paragraph" style:parent-style-name="Standard">
      <style:paragraph-properties fo:margin-left="1.238cm" fo:margin-right="0cm" fo:text-indent="-1.238cm" style:auto-text-indent="false"/>
      <style:text-properties fo:color="#000000" fo:font-style="normal" fo:font-weight="bold" officeooo:rsid="003b59d2" officeooo:paragraph-rsid="003b59d2" style:font-style-asian="normal" style:font-weight-asian="bold" style:font-style-complex="normal" style:font-weight-complex="bold"/>
    </style:style>
    <style:style style:name="P50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1f71c1" officeooo:paragraph-rsid="001f71c1"/>
    </style:style>
    <style:style style:name="P51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3b59d2" officeooo:paragraph-rsid="003b59d2" style:font-weight-asian="normal" style:font-weight-complex="normal"/>
    </style:style>
    <style:style style:name="P52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3b59d2" officeooo:paragraph-rsid="003b59d2"/>
    </style:style>
    <style:style style:name="P53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b945f" officeooo:paragraph-rsid="002b945f"/>
    </style:style>
    <style:style style:name="P54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4e354" officeooo:paragraph-rsid="0024e354"/>
    </style:style>
    <style:style style:name="P55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officeooo:rsid="003b59d2" officeooo:paragraph-rsid="003b59d2"/>
    </style:style>
    <style:style style:name="P56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3b59d2" style:font-size-asian="10.5pt" style:font-size-complex="10.5pt"/>
    </style:style>
    <style:style style:name="P57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3c2704" style:font-size-asian="10.5pt" style:font-size-complex="10.5pt"/>
    </style:style>
    <style:style style:name="P58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59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3652df" style:font-size-asian="10pt" style:font-weight-asian="bold" style:font-weight-complex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2704" officeooo:paragraph-rsid="003c2704" style:font-size-asian="10pt" style:font-weight-asian="bold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3c7737" style:font-size-asian="10pt" style:font-weight-asian="bold" style:font-weight-complex="bold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6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65" style:family="paragraph" style:parent-style-name="Standard">
      <style:text-properties officeooo:rsid="003b59d2" officeooo:paragraph-rsid="003b59d2"/>
    </style:style>
    <style:style style:name="P66" style:family="paragraph" style:parent-style-name="Standard">
      <style:text-properties officeooo:paragraph-rsid="003b59d2"/>
    </style:style>
    <style:style style:name="P67" style:family="paragraph" style:parent-style-name="Standard">
      <style:text-properties fo:font-size="10.5pt" style:font-size-asian="10.5pt" style:font-size-complex="10.5pt"/>
    </style:style>
    <style:style style:name="P68" style:family="paragraph" style:parent-style-name="Standard">
      <style:paragraph-properties fo:text-align="end" style:justify-single-word="false"/>
      <style:text-properties fo:font-size="10.5pt" officeooo:rsid="0025420d" officeooo:paragraph-rsid="0025420d" style:font-size-asian="10.5pt" style:font-size-complex="10.5pt"/>
    </style:style>
    <style:style style:name="P69" style:family="paragraph" style:parent-style-name="Standard">
      <style:paragraph-properties fo:text-align="end" style:justify-single-word="false"/>
      <style:text-properties fo:font-size="10.5pt" officeooo:rsid="0025420d" officeooo:paragraph-rsid="003c2704" style:font-size-asian="10.5pt" style:font-size-complex="10.5pt"/>
    </style:style>
    <style:style style:name="P70" style:family="paragraph" style:parent-style-name="Standard">
      <style:text-properties fo:font-size="10.5pt" officeooo:rsid="0025420d" officeooo:paragraph-rsid="0025420d" style:font-size-asian="10.5pt" style:font-size-complex="10.5pt"/>
    </style:style>
    <style:style style:name="P71" style:family="paragraph" style:parent-style-name="Standard">
      <style:text-properties fo:font-size="10.5pt" officeooo:rsid="0025420d" officeooo:paragraph-rsid="003c2704" style:font-size-asian="10.5pt" style:font-size-complex="10.5pt"/>
    </style:style>
    <style:style style:name="P72" style:family="paragraph" style:parent-style-name="Standard">
      <style:paragraph-properties fo:text-align="end" style:justify-single-word="false"/>
      <style:text-properties fo:font-size="10.5pt" officeooo:rsid="0026be70" officeooo:paragraph-rsid="0026be70" style:font-size-asian="10.5pt" style:font-size-complex="10.5pt"/>
    </style:style>
    <style:style style:name="P73" style:family="paragraph" style:parent-style-name="Standard">
      <style:paragraph-properties fo:text-align="end" style:justify-single-word="false"/>
      <style:text-properties fo:font-size="10.5pt" officeooo:rsid="0026be70" officeooo:paragraph-rsid="003c2704" style:font-size-asian="10.5pt" style:font-size-complex="10.5pt"/>
    </style:style>
    <style:style style:name="P74" style:family="paragraph" style:parent-style-name="Standard">
      <style:text-properties fo:font-size="10.5pt" officeooo:rsid="0028e40b" officeooo:paragraph-rsid="0028e40b" style:font-size-asian="10.5pt" style:font-size-complex="10.5pt"/>
    </style:style>
    <style:style style:name="P75" style:family="paragraph" style:parent-style-name="Standard">
      <style:text-properties fo:font-size="10.5pt" officeooo:rsid="0028e40b" officeooo:paragraph-rsid="003c2704" style:font-size-asian="10.5pt" style:font-size-complex="10.5pt"/>
    </style:style>
    <style:style style:name="P76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77" style:family="paragraph" style:parent-style-name="Standard">
      <style:paragraph-properties fo:text-align="end" style:justify-single-word="false"/>
      <style:text-properties fo:font-size="10.5pt" officeooo:paragraph-rsid="003b59d2" style:font-size-asian="10.5pt" style:font-size-complex="10.5pt"/>
    </style:style>
    <style:style style:name="P78" style:family="paragraph" style:parent-style-name="Standard">
      <style:paragraph-properties fo:text-align="end" style:justify-single-word="false"/>
      <style:text-properties fo:font-size="10.5pt" officeooo:paragraph-rsid="003c2704" style:font-size-asian="10.5pt" style:font-size-complex="10.5pt"/>
    </style:style>
    <style:style style:name="P79" style:family="paragraph" style:parent-style-name="Standard">
      <style:paragraph-properties fo:line-height="0.423cm"/>
      <style:text-properties fo:font-size="10.5pt" officeooo:rsid="002a14bb" officeooo:paragraph-rsid="002a14bb" style:font-size-asian="10.5pt" style:font-size-complex="10.5pt"/>
    </style:style>
    <style:style style:name="P80" style:family="paragraph" style:parent-style-name="Standard">
      <style:paragraph-properties fo:line-height="0.423cm"/>
      <style:text-properties fo:font-size="10.5pt" officeooo:rsid="002a14bb" officeooo:paragraph-rsid="003c2704" style:font-size-asian="10.5pt" style:font-size-complex="10.5pt"/>
    </style:style>
    <style:style style:name="P81" style:family="paragraph" style:parent-style-name="Standard">
      <style:text-properties fo:font-size="10.5pt" officeooo:rsid="002b945f" officeooo:paragraph-rsid="002b945f" style:font-size-asian="10.5pt" style:font-size-complex="10.5pt"/>
    </style:style>
    <style:style style:name="P82" style:family="paragraph" style:parent-style-name="Standard">
      <style:text-properties fo:font-size="10.5pt" officeooo:rsid="002b945f" officeooo:paragraph-rsid="003c2704" style:font-size-asian="10.5pt" style:font-size-complex="10.5pt"/>
    </style:style>
    <style:style style:name="P83" style:family="paragraph" style:parent-style-name="Standard">
      <style:text-properties fo:font-size="10.5pt" officeooo:paragraph-rsid="003b59d2" style:font-size-asian="10.5pt" style:font-size-complex="10.5pt"/>
    </style:style>
    <style:style style:name="P84" style:family="paragraph" style:parent-style-name="Standard">
      <style:text-properties fo:font-size="10.5pt" officeooo:rsid="003b59d2" officeooo:paragraph-rsid="003b59d2" style:font-size-asian="10.5pt" style:font-size-complex="10.5pt"/>
    </style:style>
    <style:style style:name="P85" style:family="paragraph" style:parent-style-name="Standard">
      <style:paragraph-properties fo:line-height="0.423cm"/>
      <style:text-properties fo:font-size="10.5pt" officeooo:rsid="003b59d2" officeooo:paragraph-rsid="003b59d2" style:font-size-asian="10.5pt" style:font-size-complex="10.5pt"/>
    </style:style>
    <style:style style:name="P86" style:family="paragraph" style:parent-style-name="Standard">
      <style:paragraph-properties fo:line-height="0.423cm"/>
      <style:text-properties fo:font-size="10.5pt" officeooo:rsid="003b59d2" officeooo:paragraph-rsid="003c2704" style:font-size-asian="10.5pt" style:font-size-complex="10.5pt"/>
    </style:style>
    <style:style style:name="P87" style:family="paragraph" style:parent-style-name="Standard">
      <style:paragraph-properties fo:text-align="end" style:justify-single-word="false"/>
      <style:text-properties fo:font-size="10.5pt" officeooo:rsid="003b59d2" officeooo:paragraph-rsid="003b59d2" style:font-size-asian="10.5pt" style:font-size-complex="10.5pt"/>
    </style:style>
    <style:style style:name="P88" style:family="paragraph" style:parent-style-name="Standard">
      <style:paragraph-properties fo:text-align="end" style:justify-single-word="false"/>
      <style:text-properties fo:font-size="10.5pt" officeooo:rsid="003b59d2" officeooo:paragraph-rsid="003c2704" style:font-size-asian="10.5pt" style:font-size-complex="10.5pt"/>
    </style:style>
    <style:style style:name="P89" style:family="paragraph" style:parent-style-name="Standard">
      <style:text-properties fo:font-size="10.5pt" officeooo:rsid="003b59d2" officeooo:paragraph-rsid="003c2704" style:font-size-asian="10.5pt" style:font-size-complex="10.5pt"/>
    </style:style>
    <style:style style:name="P90" style:family="paragraph" style:parent-style-name="Standard">
      <style:paragraph-properties fo:text-align="end" style:justify-single-word="false"/>
      <style:text-properties fo:font-size="10.5pt" officeooo:rsid="002c2b50" officeooo:paragraph-rsid="002c2b50" style:font-size-asian="10.5pt" style:font-size-complex="10.5pt"/>
    </style:style>
    <style:style style:name="P91" style:family="paragraph" style:parent-style-name="Standard">
      <style:paragraph-properties fo:text-align="end" style:justify-single-word="false"/>
      <style:text-properties fo:font-size="10.5pt" officeooo:rsid="002c2b50" officeooo:paragraph-rsid="003c2704" style:font-size-asian="10.5pt" style:font-size-complex="10.5pt"/>
    </style:style>
    <style:style style:name="P92" style:family="paragraph" style:parent-style-name="Standard">
      <style:text-properties fo:font-size="10.5pt" officeooo:paragraph-rsid="003c2704" style:font-size-asian="10.5pt" style:font-size-complex="10.5pt"/>
    </style:style>
    <style:style style:name="P93" style:family="paragraph" style:parent-style-name="Standard">
      <style:text-properties fo:font-size="10.5pt" fo:font-weight="bold" officeooo:rsid="0025420d" officeooo:paragraph-rsid="0025420d" style:font-size-asian="10.5pt" style:font-weight-asian="bold" style:font-size-complex="10.5pt"/>
    </style:style>
    <style:style style:name="P94" style:family="paragraph" style:parent-style-name="Standard">
      <style:text-properties fo:font-size="10.5pt" fo:font-weight="bold" officeooo:rsid="0025420d" officeooo:paragraph-rsid="003c2704" style:font-size-asian="10.5pt" style:font-weight-asian="bold" style:font-size-complex="10.5pt"/>
    </style:style>
    <style:style style:name="P95" style:family="paragraph" style:parent-style-name="Standard">
      <style:text-properties fo:font-size="10.5pt" fo:font-weight="bold" officeooo:paragraph-rsid="002c2b50" style:font-size-asian="10.5pt" style:font-weight-asian="bold" style:font-size-complex="10.5pt"/>
    </style:style>
    <style:style style:name="P96" style:family="paragraph" style:parent-style-name="Standard">
      <style:text-properties fo:font-size="10.5pt" fo:font-weight="bold" officeooo:paragraph-rsid="003c2704" style:font-size-asian="10.5pt" style:font-weight-asian="bold" style:font-size-complex="10.5pt"/>
    </style:style>
    <style:style style:name="P97" style:family="paragraph" style:parent-style-name="Standard">
      <style:text-properties officeooo:paragraph-rsid="003c2704"/>
    </style:style>
    <style:style style:name="P98" style:family="paragraph" style:parent-style-name="Standard" style:master-page-name="Converted3">
      <style:paragraph-properties style:page-number="1"/>
      <style:text-properties officeooo:rsid="001f71c1" officeooo:paragraph-rsid="001f71c1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3b59d2" style:font-size-asian="10.5pt" style:font-size-complex="10.5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3c2704" style:font-size-asian="10.5pt" style:font-size-complex="10.5pt"/>
    </style:style>
    <style:style style:name="P101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3b59d2" style:font-size-asian="10.5pt" style:font-style-asian="normal" style:font-weight-asian="bold" style:font-size-complex="10.5pt" style:font-style-complex="normal" style:font-weight-complex="bold"/>
    </style:style>
    <style:style style:name="P102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3c2704" style:font-size-asian="10.5pt" style:font-style-asian="normal" style:font-weight-asian="bold" style:font-size-complex="10.5pt" style:font-style-complex="normal" style:font-weight-complex="bold"/>
    </style:style>
    <style:style style:name="P103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3b59d2" style:font-size-asian="10.5pt" style:font-style-asian="normal" style:font-size-complex="10.5pt" style:font-style-complex="normal"/>
    </style:style>
    <style:style style:name="P104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3c2704" style:font-size-asian="10.5pt" style:font-style-asian="normal" style:font-size-complex="10.5pt" style:font-style-complex="normal"/>
    </style:style>
    <style:style style:name="P105" style:family="paragraph" style:parent-style-name="List_20_Paragraph" style:list-style-name="WWNum26">
      <style:text-properties officeooo:rsid="0039178a" officeooo:paragraph-rsid="003b59d2"/>
    </style:style>
    <style:style style:name="P106" style:family="paragraph" style:parent-style-name="List_20_Paragraph" style:list-style-name="WWNum11">
      <style:paragraph-properties fo:line-height="0.423cm"/>
    </style:style>
    <style:style style:name="P107" style:family="paragraph" style:parent-style-name="List_20_Paragraph" style:list-style-name="WWNum26">
      <style:text-properties fo:font-size="10.5pt" officeooo:rsid="0039178a" officeooo:paragraph-rsid="003b59d2" style:font-size-asian="10.5pt" style:font-size-complex="10.5pt"/>
    </style:style>
    <style:style style:name="P108" style:family="paragraph" style:parent-style-name="List_20_Paragraph" style:list-style-name="WWNum26">
      <style:text-properties fo:font-size="10.5pt" officeooo:rsid="0039178a" officeooo:paragraph-rsid="003c2704" style:font-size-asian="10.5pt" style:font-size-complex="10.5pt"/>
    </style:style>
    <style:style style:name="P109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3b59d2"/>
    </style:style>
    <style:style style:name="P110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rsid="002c86f8" officeooo:paragraph-rsid="003b59d2"/>
    </style:style>
    <style:style style:name="P111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rsid="0039178a" officeooo:paragraph-rsid="003b59d2"/>
    </style:style>
    <style:style style:name="P11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tyle="italic" officeooo:rsid="0039178a" officeooo:paragraph-rsid="003b59d2" style:font-style-asian="italic" style:font-style-complex="italic"/>
    </style:style>
    <style:style style:name="P11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tyle="normal" officeooo:rsid="0039178a" officeooo:paragraph-rsid="003b59d2" style:font-style-asian="normal" style:font-style-complex="normal"/>
    </style:style>
    <style:style style:name="P114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rsid="003b59d2" officeooo:paragraph-rsid="003b59d2"/>
    </style:style>
    <style:style style:name="P11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39178a" style:font-size-asian="10.5pt" style:font-size-complex="10.5pt"/>
    </style:style>
    <style:style style:name="P11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3c2704" style:font-size-asian="10.5pt" style:font-size-complex="10.5pt"/>
    </style:style>
    <style:style style:name="P11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39178a" style:font-size-asian="10.5pt" style:font-size-complex="10.5pt"/>
    </style:style>
    <style:style style:name="P11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3c2704" style:font-size-asian="10.5pt" style:font-size-complex="10.5pt"/>
    </style:style>
    <style:style style:name="P11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paragraph-rsid="003a5c1e" style:font-size-asian="10.5pt" style:font-size-complex="10.5pt"/>
    </style:style>
    <style:style style:name="P12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paragraph-rsid="003c2704" style:font-size-asian="10.5pt" style:font-size-complex="10.5pt"/>
    </style:style>
    <style:style style:name="P12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b59d2" officeooo:paragraph-rsid="003b59d2" style:font-size-asian="10.5pt" style:font-size-complex="10.5pt"/>
    </style:style>
    <style:style style:name="P12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b59d2" officeooo:paragraph-rsid="003c2704" style:font-size-asian="10.5pt" style:font-size-complex="10.5pt"/>
    </style:style>
    <style:style style:name="P12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39178a" officeooo:paragraph-rsid="0039178a" style:font-size-asian="10.5pt" style:font-style-asian="italic" style:font-size-complex="10.5pt" style:font-style-complex="italic"/>
    </style:style>
    <style:style style:name="P12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39178a" officeooo:paragraph-rsid="003c2704" style:font-size-asian="10.5pt" style:font-style-asian="italic" style:font-size-complex="10.5pt" style:font-style-complex="italic"/>
    </style:style>
    <style:style style:name="P12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39178a" officeooo:paragraph-rsid="0039178a" style:font-size-asian="10.5pt" style:font-style-asian="normal" style:font-size-complex="10.5pt" style:font-style-complex="normal"/>
    </style:style>
    <style:style style:name="P12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39178a" officeooo:paragraph-rsid="003c2704" style:font-size-asian="10.5pt" style:font-style-asian="normal" style:font-size-complex="10.5pt" style:font-style-complex="normal"/>
    </style:style>
    <style:style style:name="P127" style:family="paragraph" style:parent-style-name="line" style:master-page-name="First_20_Page">
      <style:paragraph-properties style:page-number="1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1d852"/>
    </style:style>
    <style:style style:name="T13" style:family="text">
      <style:text-properties officeooo:rsid="002415df"/>
    </style:style>
    <style:style style:name="T14" style:family="text">
      <style:text-properties officeooo:rsid="0029b938"/>
    </style:style>
    <style:style style:name="T15" style:family="text">
      <style:text-properties officeooo:rsid="002a14bb"/>
    </style:style>
    <style:style style:name="T16" style:family="text">
      <style:text-properties officeooo:rsid="002b945f"/>
    </style:style>
    <style:style style:name="T17" style:family="text">
      <style:text-properties officeooo:rsid="002c2b50"/>
    </style:style>
    <style:style style:name="T18" style:family="text">
      <style:text-properties officeooo:rsid="002e7f66"/>
    </style:style>
    <style:style style:name="T19" style:family="text">
      <style:text-properties officeooo:rsid="0030ff34"/>
    </style:style>
    <style:style style:name="T20" style:family="text">
      <style:text-properties officeooo:rsid="00322848"/>
    </style:style>
    <style:style style:name="T21" style:family="text">
      <style:text-properties officeooo:rsid="003285a3"/>
    </style:style>
    <style:style style:name="T22" style:family="text">
      <style:text-properties officeooo:rsid="0034f548"/>
    </style:style>
    <style:style style:name="T23" style:family="text">
      <style:text-properties officeooo:rsid="00361b8a"/>
    </style:style>
    <style:style style:name="T24" style:family="text">
      <style:text-properties officeooo:rsid="0037a577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a5c1e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3a5c1e" style:font-style-asian="italic" style:font-style-complex="italic"/>
    </style:style>
    <style:style style:name="T29" style:family="text">
      <style:text-properties officeooo:rsid="003a5c1e"/>
    </style:style>
    <style:style style:name="T30" style:family="text">
      <style:text-properties officeooo:rsid="003b59d2"/>
    </style:style>
    <style:style style:name="T31" style:family="text">
      <style:text-properties officeooo:rsid="003bcb83"/>
    </style:style>
    <style:style style:name="T32" style:family="text">
      <style:text-properties officeooo:rsid="003c2704"/>
    </style:style>
    <style:style style:name="T3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/>
      <text:p text:style-name="P39">Cas d'utilisation</text:p>
      <text:p text:style-name="P46">pour</text:p>
      <text:p text:style-name="P40">Extraction d'Image CTEC</text:p>
      <text:p text:style-name="ByLine">Version 1.0<text:span text:style-name="T12">1</text:span></text:p>
      <text:p text:style-name="P41"><text:span text:style-name="T4">P</text:span>réparé par François-Guy Gallant</text:p>
      <text:p text:style-name="P41"><text:span text:style-name="T4">Projet </text:span>LOG-792 ÉTS, été 2016</text:p>
      <text:p text:style-name="P42">Dernière révision 2016-06-<text:span text:style-name="T22">23</text:span></text:p>
      <text:p text:style-name="P59">Suivi des changements</text:p>
      <text:p text:style-name="P8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>NUMÉRO</text:p>
            <text:p text:style-name="P45">DE VERSION</text:p>
          </table:table-cell>
          <table:table-cell table:style-name="Table1.B1" office:value-type="string">
            <text:p text:style-name="P45">DATE</text:p>
            <text:p text:style-name="P45">aaaa-mm-jj</text:p>
          </table:table-cell>
          <table:table-cell table:style-name="Table1.B1" office:value-type="string">
            <text:p text:style-name="P45">NUMÉRO DE FIGURE, TABLE OU SECTION</text:p>
          </table:table-cell>
          <table:table-cell table:style-name="Table1.B1" office:value-type="string">
            <text:p text:style-name="P45">A*<text:line-break/>M<text:line-break/>S</text:p>
          </table:table-cell>
          <table:table-cell table:style-name="Table1.E1" office:value-type="string">
            <text:p text:style-name="P45">BRÈVE DESCRIPTION</text:p>
            <text:p text:style-name="P45">DU CHANGEMENT</text:p>
          </table:table-cell>
        </table:table-row>
        <table:table-row table:style-name="Table1.1">
          <table:table-cell table:style-name="Table1.A2" office:value-type="string">
            <text:p text:style-name="P17">1.0<text:span text:style-name="T7">0</text:span></text:p>
          </table:table-cell>
          <table:table-cell table:style-name="Table1.B2" office:value-type="string">
            <text:p text:style-name="P11">2016-<text:span text:style-name="T8">06-08</text:span></text:p>
          </table:table-cell>
          <table:table-cell table:style-name="Table1.B2" office:value-type="string">
            <text:p text:style-name="P12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18">M<text:span text:style-name="T10">A*</text:span></text:p>
          </table:table-cell>
          <table:table-cell table:style-name="Table1.E2" office:value-type="string">
            <text:p text:style-name="P12">Document pris à partir d'un gabarit sur ProcessImpact.com. <text:span text:style-name="T11">Conversion en format LibreOffice et t</text:span>raductions.</text:p>
            <text:p text:style-name="P12"/>
            <text:p text:style-name="P14">Écrit une liste des cas d'utilisation en page 1.</text:p>
          </table:table-cell>
        </table:table-row>
        <table:table-row table:style-name="Table1.1">
          <table:table-cell table:style-name="Table1.A3" office:value-type="string">
            <text:p text:style-name="P19">1.01</text:p>
          </table:table-cell>
          <table:table-cell table:style-name="Table1.B3" office:value-type="string">
            <text:p text:style-name="P15">2016-06-<text:span text:style-name="T23">23</text:span></text:p>
          </table:table-cell>
          <table:table-cell table:style-name="Table1.B3" office:value-type="string">
            <text:p text:style-name="P20">UC-01 <text:span text:style-name="T13">Configurer une Extraction d'Image de base</text:span></text:p>
          </table:table-cell>
          <table:table-cell table:style-name="Table1.B3" office:value-type="string">
            <text:p text:style-name="P60">A*</text:p>
          </table:table-cell>
          <table:table-cell table:style-name="Table1.E3" office:value-type="string">
            <text:p text:style-name="P16">La section “flot alternatif” ne sera pas utilisée.</text:p>
          </table:table-cell>
        </table:table-row>
        <table:table-row table:style-name="Table1.1">
          <table:table-cell table:style-name="Table1.A3" office:value-type="string">
            <text:p text:style-name="P61">1.02</text:p>
          </table:table-cell>
          <table:table-cell table:style-name="Table1.B3" office:value-type="string">
            <text:p text:style-name="P63">2016-06-24</text:p>
          </table:table-cell>
          <table:table-cell table:style-name="Table1.B3" office:value-type="string">
            <text:p text:style-name="P64">(tout)</text:p>
          </table:table-cell>
          <table:table-cell table:style-name="Table1.B3" office:value-type="string">
            <text:p text:style-name="P62">M</text:p>
          </table:table-cell>
          <table:table-cell table:style-name="Table1.E3" office:value-type="string">
            <text:p text:style-name="P64">Nettoyage de quelques restants du gabarit</text:p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9" office:value-type="string">
            <text:p text:style-name="P9"/>
          </table:table-cell>
          <table:table-cell table:style-name="Table1.B9" office:value-type="string">
            <text:p text:style-name="P9"/>
          </table:table-cell>
          <table:table-cell table:style-name="Table1.B9" office:value-type="string">
            <text:p text:style-name="P13"/>
          </table:table-cell>
          <table:table-cell table:style-name="Table1.B9" office:value-type="string">
            <text:p text:style-name="P9"/>
          </table:table-cell>
          <table:table-cell table:style-name="Table1.E9" office:value-type="string">
            <text:p text:style-name="P13"/>
          </table:table-cell>
        </table:table-row>
      </table:table>
      <text:h text:style-name="P58" text:outline-level="1"/>
      <text:p text:style-name="P98">Les acteurs ont été définis dans le document de vision.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Acteur</text:p>
          </table:table-cell>
          <table:table-cell table:style-name="Table2.A1" office:value-type="string">
            <text:p text:style-name="Table_20_Head">Use Cases</text:p>
          </table:table-cell>
        </table:table-row>
        <table:table-row table:style-name="Table2.1">
          <table:table-cell table:style-name="Table2.A1" office:value-type="string">
            <text:p text:style-name="P43">Opérateur (<text:span text:style-name="T18">configuration</text:span>)</text:p>
          </table:table-cell>
          <table:table-cell table:style-name="Table2.A1" office:value-type="string">
            <text:list xml:id="list3470299329430945822" text:style-name="WWNum19">
              <text:list-item>
                <text:p text:style-name="P51">Configuration d'une Extraction d'Image de base, partie 1 de 3: choix de conditions d'inclusion d'image</text:p>
              </text:list-item>
              <text:list-item>
                <text:p text:style-name="P52">Configuration d'une Extraction d'Image de base, partie 2 de 3: choix de groupements d'images en fichiers-images</text:p>
              </text:list-item>
              <text:list-item>
                <text:p text:style-name="P52">Configuration d'une Extraction d'Image de base, partie 3 de 3: archivage des images</text:p>
              </text:list-item>
              <text:list-item>
                <text:p text:style-name="P50">Ajouter une opération d'image “endossement virtuel”.</text:p>
              </text:list-item>
              <text:list-item>
                <text:p text:style-name="P50">Ajouter une opération d'image “trace d'audit”.</text:p>
              </text:list-item>
              <text:list-item>
                <text:p text:style-name="P50">Ajouter une opération d'image “encodage de montant”</text:p>
              </text:list-item>
              <text:list-item>
                <text:p text:style-name="P50">Configurer la génération d'un fichier à champs de longueur fixe</text:p>
              </text:list-item>
              <text:list-item>
                <text:p text:style-name="P50">Configurer la génération d'un fichier à valeurs séparées par un caractère</text:p>
              </text:list-item>
              <text:list-item>
                <text:p text:style-name="P50">Faire une sauvegarde des configurations <text:span text:style-name="T16">en XML</text:span></text:p>
              </text:list-item>
              <text:list-item>
                <text:p text:style-name="P53">Supprimer une configuration d'Extraction d'Imag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3">Opérateur (test / <text:span text:style-name="T21">support</text:span>)</text:p>
          </table:table-cell>
          <table:table-cell table:style-name="Table2.A1" office:value-type="string">
            <text:list xml:id="list214035386448380" text:continue-numbering="true" text:style-name="WWNum19">
              <text:list-item>
                <text:p text:style-name="P54"><text:span text:style-name="T19">Générer ou régénérer</text:span> une Extraction d'Image</text:p>
              </text:list-item>
              <text:list-item>
                <text:p text:style-name="P50">Ouvrir un fichier Extraction d'Image avec configuration prise de la base de données</text:p>
              </text:list-item>
              <text:list-item>
                <text:p text:style-name="P50">Ouvrir un fichier Extraction d'Image en utilisant une <text:span text:style-name="T20">configuration sauvegardée</text:span></text:p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8">ID et nom:</text:p>
          </table:table-cell>
          <table:table-cell table:style-name="Table3.B1" table:number-columns-spanned="3" office:value-type="string">
            <text:p text:style-name="P93">UC-01 <text:span text:style-name="T30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8">Créé par:</text:p>
          </table:table-cell>
          <table:table-cell table:style-name="Table3.B2" office:value-type="string">
            <text:p text:style-name="P70">François-Guy Gallant</text:p>
          </table:table-cell>
          <table:table-cell table:style-name="Table3.B2" office:value-type="string">
            <text:p text:style-name="P68">Créé le:</text:p>
          </table:table-cell>
          <table:table-cell table:style-name="Table3.D2" office:value-type="string">
            <text:p text:style-name="P70">2016-06-<text:span text:style-name="T24">23</text:span></text:p>
          </table:table-cell>
        </table:table-row>
        <table:table-row table:style-name="Table3.1">
          <table:table-cell table:style-name="Table3.A2" office:value-type="string">
            <text:p text:style-name="P72">Acteur principal:</text:p>
          </table:table-cell>
          <table:table-cell table:style-name="Table3.B2" office:value-type="string">
            <text:p text:style-name="P74">Opérateur <text:span text:style-name="T24">(config.)</text:span></text:p>
          </table:table-cell>
          <table:table-cell table:style-name="Table3.B2" office:value-type="string">
            <text:p text:style-name="P72">Acteurs sec.:</text:p>
          </table:table-cell>
          <table:table-cell table:style-name="Table3.D2" office:value-type="string">
            <text:p text:style-name="P74">Système Payment<text:span text:style-name="T14">Post</text:span></text:p>
          </table:table-cell>
        </table:table-row>
        <table:table-row table:style-name="Table3.1">
          <table:table-cell table:style-name="Table3.A2" office:value-type="string">
            <text:p text:style-name="P76"><text:span text:style-name="T15">Résumé</text:span>:</text:p>
          </table:table-cell>
          <table:table-cell table:style-name="Table3.D2" table:number-columns-spanned="3" office:value-type="string">
            <text:p text:style-name="P79">Un opérateur choisit un client pour qui configurer une Extraction d'Image. <text:span text:style-name="T31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Trigger:</text:p>
          </table:table-cell>
          <table:table-cell table:style-name="Table3.D2" table:number-columns-spanned="3" office:value-type="string">
            <text:p text:style-name="P81">Un opérateur <text:span text:style-name="T31">veut</text:span> configurer une <text:span text:style-name="T31">nouvelle </text:span>Extraction d'Image, <text:span text:style-name="T31">ou modifier une Extraction d'Image existant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Pr<text:span text:style-name="T17">é-</text:span>conditions:</text:p>
          </table:table-cell>
          <table:table-cell table:style-name="Table3.D2" table:number-columns-spanned="3" office:value-type="string">
            <text:p text:style-name="P67">PRE-1. <text:span text:style-name="T16">Le client existe dans les base de données.</text:span></text:p>
            <text:p text:style-name="P67">PRE-2. <text:span text:style-name="T16">Des lots de test ont été capturés (numérisés) pour ce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Post-conditions:</text:p>
          </table:table-cell>
          <table:table-cell table:style-name="Table3.D2" table:number-columns-spanned="3" office:value-type="string">
            <text:p text:style-name="P83">POST-1. <text:span text:style-name="T30">L'opérateur a placé au moins une condition.</text:span></text:p>
            <text:p text:style-name="P84">POST-2. La ou les conditions d'inclusion, avec groupes d'inclusion s'il y a lieu, sont sauvegardés en mémoire. (la sauvegarde en base de données se fera à la partie 3 de la configuration.)</text:p>
            <text:p text:style-name="P84">POST-3. L'opérateur est maintenant dans l'interface <text:span text:style-name="T27">groupement des images</text:span><text:span text:style-name="T25">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0">Déroulement normal:</text:p>
          </table:table-cell>
          <table:table-cell table:style-name="Table3.D2" table:number-columns-spanned="3" office:value-type="string">
            <text:p text:style-name="P95">1.0 <text:span text:style-name="T29">Scénario minimal pour inclusion des images</text:span></text:p>
            <text:list xml:id="list1199353555891077915" text:style-name="WWNum26">
              <text:list-item>
                <text:p text:style-name="P115">L'opérateur entre dans l'interface S.T. de CTEC.</text:p>
              </text:list-item>
              <text:list-item>
                <text:p text:style-name="P117">L'opérateur choisit un client dans une liste.</text:p>
              </text:list-item>
              <text:list-item>
                <text:p text:style-name="P117">L'opérateur entre dans l'interface de configuration d'Extraction d'Image.</text:p>
                <text:p text:style-name="P123">Interface courante: condition<text:span text:style-name="T30">s</text:span> d'inclusion des images</text:p>
              </text:list-item>
              <text:list-item>
                <text:p text:style-name="P107"><text:span text:style-name="T27">(facultatif) </text:span>L'opérateur choisit des lots à importer dans l'interface. <text:span text:style-name="T30">Une partie de l'interface montre ensuite les images des lots, ré-ordonnées / grisées selon les choix subséquents de l'opérateur.</text:span></text:p>
              </text:list-item>
              <text:list-item>
                <text:p text:style-name="P107">L'opérateur appuie sur les boutons appropriés pour peupler une liste de conditions. Exemple: le bouton “type de lot” rend accessible à l'interface toutes les conditions ayant trait au type de lot.</text:p>
              </text:list-item>
              <text:list-item>
                <text:p text:style-name="P117">L'opérateur place au moins une condition dans la section “inclure” ou “exclure” du premier groupe de conditions.</text:p>
              </text:list-item>
              <text:list-item>
                <text:p text:style-name="P123"><text:span text:style-name="T25">(</text:span>facultatif<text:span text:style-name="T25">) L'opérateur ajoute un autre groupe de conditions. </text:span><text:span text:style-name="T26">Tous les groupes sont liés ensemble par l'opérateur logique “OU”.</text:span></text:p>
              </text:list-item>
              <text:list-item>
                <text:p text:style-name="P125"><text:span text:style-name="T27">(facultatif) </text:span>L'opérateur lie deux ou plusieurs conditions dans un groupe de condition<text:span text:style-name="T29">s</text:span> par <text:span text:style-name="T29">l'</text:span>opérateur <text:span text:style-name="T29">logique</text:span> “ET”.</text:p>
              </text:list-item>
              <text:list-item>
                <text:p text:style-name="P119"><text:span text:style-name="T28">(facultatif) </text:span><text:span text:style-name="T26">L'opérateur corrige son choix en supprimant des conditions et/ou des groupes de conditions.</text:span></text:p>
              </text:list-item>
              <text:list-item>
                <text:p text:style-name="P121"><text:span text:style-name="T26">M</text:span><text:span text:style-name="T25">aintenant qu'au moins une condition est choisie, l'opérateur appuie sur Suivant pour aller à la partie 2 de la configuration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7">Exceptions:</text:p>
          </table:table-cell>
          <table:table-cell table:style-name="Table3.D2" table:number-columns-spanned="3" office:value-type="string">
            <text:p text:style-name="P99">Aucun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Priorit<text:span text:style-name="T30">é</text:span>:</text:p>
          </table:table-cell>
          <table:table-cell table:style-name="Table3.D2" table:number-columns-spanned="3" office:value-type="string">
            <text:p text:style-name="P67">H<text:span text:style-name="T30">aute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<text:span text:style-name="T30">Fréquence d'utilisation</text:span>:</text:p>
          </table:table-cell>
          <table:table-cell table:style-name="Table3.D2" table:number-columns-spanned="3" office:value-type="string">
            <text:p text:style-name="P85">Obligatoirement une fois par configuration d'Extraction d'Image lors de la première création. Le scénario peut arriver à nouveau pour corriger une Extraction d'Image existant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7">Références:</text:p>
          </table:table-cell>
          <table:table-cell table:style-name="Table3.D2" table:number-columns-spanned="3" office:value-type="string">
            <text:p text:style-name="P101">SRS</text:p>
            <text:p text:style-name="P103">SF-01.1, SF-01.2, SF-01.3, SF-01.4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7">Autres:</text:p>
          </table:table-cell>
          <table:table-cell table:style-name="Table3.D2" table:number-columns-spanned="3" office:value-type="string">
            <text:list xml:id="list2134573294225563224" text:style-name="WWNum17">
              <text:list-header>
                <text:p text:style-name="P56">-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76">Assumptions:</text:p>
          </table:table-cell>
          <table:table-cell table:style-name="Table3.B14" table:number-columns-spanned="3" office:value-type="string">
            <text:p text:style-name="P85">Un utilisateur pourrait avoir un peu de difficulté avec la logique de ET et OU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2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46</meta:editing-cycles>
    <meta:print-date>2004-02-15T22:31:00</meta:print-date>
    <meta:creation-date>2013-04-02T14:00:00</meta:creation-date>
    <dc:date>2016-06-24T21:40:33.841000000</dc:date>
    <meta:editing-duration>PT6H36M15S</meta:editing-duration>
    <meta:generator>LibreOffice/5.0.1.2$Windows_x86 LibreOffice_project/81898c9f5c0d43f3473ba111d7b351050be20261</meta:generator>
    <meta:document-statistic meta:table-count="3" meta:image-count="0" meta:object-count="0" meta:page-count="6" meta:paragraph-count="103" meta:word-count="717" meta:character-count="4758" meta:non-whitespace-character-count="4156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